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line-height="100%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Calibri" fo:font-size="11pt" style:font-size-asian="11pt" style:font-size-complex="11pt"/>
    </style:style>
    <style:style style:name="T1" style:family="text">
      <style:text-properties fo:font-size="10pt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style:font-name="sans-serif" fo:font-size="10pt"/>
    </style:style>
    <style:style style:name="T4" style:family="text">
      <style:text-properties style:font-name="sans-serif" fo:font-size="10pt" fo:font-weight="bold" style:font-weight-asian="bold" style:font-weight-complex="bold"/>
    </style:style>
    <style:style style:name="T5" style:family="text">
      <style:text-properties style:font-name="sans-serif" fo:font-size="10pt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/>
    </style:style>
    <style:style style:name="T8" style:family="text">
      <style:text-properties style:font-name="Calibri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IASTO MARCHEWKOWE</text:span></text:p>
      <text:p text:style-name="P3"><text:line-break/>1,5 szklanki maki<text:line-break/><text:line-break/>1 lyzeczka proszku do pieczenia<text:line-break/><text:line-break/>1 lyzeczka sody<text:line-break/><text:line-break/>1 lyzeczka cynamonu ( ja czasami dodaje tez troche galki muszkatalowe, kardamonu lub imbiru - ale nie jest to konieczne )<text:line-break/><text:line-break/>szczypta soli<text:line-break/>2/3 szklanki oleju<text:line-break/><text:line-break/>3 jajka<text:line-break/><text:line-break/>1 szklana marchwi startej na drobne wiorki<text:line-break/><text:line-break/>1/2 szkalnki orzechow </text:p>
      <text:p text:style-name="P2">1 szklanka cukru<text:line-break/><text:line-break/>Jajka utrzec z cukrem. Nastepnie dodac make wymieszna z proszkiem do pieczenia, soda, cynamonem i sola. Mieszajac wlac olej i dalej miksowac. Pozniej doddac marchew i orzechy i wszystko wymieszac.<text:line-break/><text:line-break/>Wstawic do nagrzanego piekarnika na 180 C, piec okolo 55 min (oczywiscie wszystko zalezy od tego jaki macie piekarnik ).<text:line-break/><text:line-break/><text:line-break/>Jezeli chcecie zrobic ciasto z masa,  takie jak jadlyscie to przepis na mase jest bardzo prosty:<text:line-break/><text:line-break/>250 g serka maskarpone<text:line-break/>200 g opakowanie smietany kremowki 30 %<text:line-break/>4 lyzki cukru pudru<text:line-break/><text:line-break/>Dobrze schlodzona smietane ubic, Pod koniec ubijania dodac cukier a nastepnie serek i gotowe :)<text:line-break/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88cm" fo:margin-bottom="1.316cm" fo:margin-left="0.9cm" fo:margin-right="0.801cm" style:writing-mode="lr-tb" style:footnote-max-height="0cm">
        <style:columns fo:column-count="2" fo:column-gap="0cm">
          <style:column style:rel-width="5471*" fo:start-indent="0cm" fo:end-indent="0cm"/>
          <style:column style:rel-width="5471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4-16T14:21:54.82</meta:creation-date>
    <meta:print-date>2016-04-16T14:32:55.75</meta:print-date>
    <meta:document-statistic meta:table-count="0" meta:image-count="0" meta:object-count="0" meta:page-count="1" meta:paragraph-count="3" meta:word-count="150" meta:character-count="939"/>
    <dc:date>2016-04-16T21:13:30.13</dc:date>
    <meta:editing-duration>PT5H54M25S</meta:editing-duration>
    <meta:editing-cycles>1</meta:editing-cycles>
    <meta:generator>LibreOffice/3.3$Win32 LibreOffice_project/330m19$Build-202</meta:generator>
  </office:meta>
</office:document-meta>
</file>